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draw:stroke="dash" draw:stroke-dash="Dashed_20__28_var_29_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5.5cm" svg:height="2cm" svg:x="1cm" svg:y="3.5cm">
          <text:p text:style-name="P1">Tokenmaschin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" draw:id="id1" draw:layer="layout" svg:width="2cm" svg:height="2cm" svg:x="9cm" svg:y="3.5cm">
          <text:p text:style-name="P1">FU1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cm" svg:height="2cm" svg:x="13cm" svg:y="3.5cm">
          <text:p text:style-name="P1">FU2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cm" svg:height="2cm" svg:x="18cm" svg:y="3.5cm">
          <text:p text:style-name="P1">FU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cm" svg:y1="4.5cm" svg:x2="18cm" svg:y2="4.5cm">
          <text:p/>
        </draw:line>
        <draw:connector draw:style-name="gr4" draw:text-style-name="P2" xml:id="id5" draw:id="id5" draw:layer="layout" svg:x1="10cm" svg:y1="1.979cm" svg:x2="10cm" svg:y2="3.5cm" draw:end-shape="id1" draw:end-glue-point="0" svg:d="M10000 1979v1521" svg:viewBox="0 0 1 1522">
          <text:p/>
        </draw:connector>
        <draw:connector draw:style-name="gr4" draw:text-style-name="P2" xml:id="id3" draw:id="id3" draw:layer="layout" svg:x1="13.9cm" svg:y1="2cm" svg:x2="13.9cm" svg:y2="3.52cm" svg:d="M13900 2000v1520" svg:viewBox="0 0 1 1521">
          <text:p/>
        </draw:connector>
        <draw:connector draw:style-name="gr4" draw:text-style-name="P2" xml:id="id2" draw:id="id2" draw:layer="layout" svg:x1="19cm" svg:y1="2cm" svg:x2="19cm" svg:y2="3.521cm" svg:d="M19000 2000v1521" svg:viewBox="0 0 1 1522">
          <text:p/>
        </draw:connector>
        <draw:connector draw:style-name="gr5" draw:text-style-name="P1" draw:layer="layout" svg:x1="19cm" svg:y1="2cm" svg:x2="13.9cm" svg:y2="2cm" draw:start-shape="id2" draw:start-glue-point="2" draw:end-shape="id3" draw:end-glue-point="2" svg:d="M19000 2000h-5100" svg:viewBox="0 0 5101 1">
          <text:p/>
        </draw:connector>
        <draw:connector draw:style-name="gr5" draw:text-style-name="P1" draw:layer="layout" svg:x1="3.75cm" svg:y1="3.5cm" svg:x2="10cm" svg:y2="1.979cm" draw:start-shape="id4" draw:start-glue-point="0" draw:end-shape="id5" draw:end-glue-point="2" svg:d="M3750 3500v-1521h6250" svg:viewBox="0 0 6251 1522">
          <text:p/>
        </draw:connector>
        <draw:connector draw:style-name="gr5" draw:text-style-name="P1" draw:layer="layout" svg:x1="13.9cm" svg:y1="2cm" svg:x2="10cm" svg:y2="1.979cm" draw:start-shape="id3" draw:start-glue-point="2" draw:end-shape="id5" draw:end-glue-point="2" svg:d="M13900 2000h-1950v-21h-1950" svg:viewBox="0 0 3901 22">
          <text:p/>
        </draw:connector>
        <draw:frame draw:style-name="gr6" draw:text-style-name="P3" draw:layer="layout" svg:width="8.037cm" svg:height="0.962cm" svg:x="4.4cm" svg:y="1.2cm">
          <draw:text-box>
            <text:p>Token Distribution Network</text:p>
          </draw:text-box>
        </draw:frame>
        <draw:connector draw:style-name="gr7" draw:text-style-name="P2" draw:layer="layout" svg:x1="10cm" svg:y1="5.5cm" svg:x2="3.75cm" svg:y2="5.5cm" draw:start-shape="id1" draw:start-glue-point="2" draw:end-shape="id4" svg:d="M10000 5500v501h-6250v-501" svg:viewBox="0 0 6251 502">
          <text:p/>
        </draw:connector>
        <draw:connector draw:style-name="gr7" draw:text-style-name="P2" draw:layer="layout" svg:x1="10cm" svg:y1="5.5cm" svg:x2="14cm" svg:y2="5.5cm" draw:start-shape="id1" draw:start-glue-point="2" draw:end-shape="id6" draw:end-glue-point="2" svg:d="M10000 5500v501h4000v-501" svg:viewBox="0 0 4001 502">
          <text:p/>
        </draw:connector>
        <draw:connector draw:style-name="gr7" draw:text-style-name="P2" draw:layer="layout" svg:x1="14cm" svg:y1="5.5cm" svg:x2="19cm" svg:y2="5.5cm" draw:start-shape="id6" draw:start-glue-point="2" draw:end-shape="id7" draw:end-glue-point="2" svg:d="M14000 5500v501h5000v-501" svg:viewBox="0 0 5001 502">
          <text:p/>
        </draw:connector>
        <draw:frame draw:style-name="gr6" draw:text-style-name="P3" draw:layer="layout" svg:width="2.86cm" svg:height="1.673cm" svg:x="9.2cm" svg:y="6.4cm">
          <draw:text-box>
            <text:p>Databu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3:28:08.808000000</meta:creation-date>
    <meta:generator>LibreOffice/5.1.6.2$Windows_x86 LibreOffice_project/07ac168c60a517dba0f0d7bc7540f5afa45f0909</meta:generator>
    <dc:date>2017-02-22T23:39:43.228000000</dc:date>
    <meta:editing-duration>PT53S</meta:editing-duration>
    <meta:editing-cycles>2</meta:editing-cycles>
    <meta:document-statistic meta:object-count="16"/>
  </office:meta>
</office:document-meta>
</file>